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VBAProject/script-lb.xml" manifest:media-type="text/xml"/>
  <manifest:file-entry manifest:full-path="Basic/VBAProject/Questa_cartella_di_lavoro.xml" manifest:media-type="text/xml"/>
  <manifest:file-entry manifest:full-path="Basic/VBAProject/Modulo1.xml" manifest:media-type="text/xml"/>
  <manifest:file-entry manifest:full-path="Basic/VBAProject/Foglio1.xml" manifest:media-type="text/xml"/>
  <manifest:file-entry manifest:full-path="Basic/Standard/script-lb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99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0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melly</text:p>
          </table:table-cell>
          <table:table-cell office:value-type="string" calcext:value-type="string">
            <text:p>bo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y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soc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umongous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2:49:22</meta:creation-date>
    <meta:initial-creator>User</meta:initial-creator>
    <dc:language>it-IT</dc:language>
    <dc:date>2017-08-18T20:33:33.008211177</dc:date>
    <meta:editing-cycles>2</meta:editing-cycles>
    <meta:editing-duration>PT1M21S</meta:editing-duration>
    <meta:generator>LibreOffice/5.2.7.2$Linux_X86_64 LibreOffice_project/20$Build-2</meta:generator>
    <meta:document-statistic meta:table-count="1" meta:cell-count="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oglio1.xml><?xml version="1.0" encoding="utf-8"?>
<!DOCTYPE module  PUBLIC '-//OpenOffice.org//DTD OfficeDocument 1.0//EN'  'module.dtd'>
<script:module xmlns:script="http://openoffice.org/2000/script" script:name="Foglio1" script:language="StarBasic" script:moduleType="document">Rem Attribute VBA_ModuleType=VBADocumentModule
Option VBASupport 1


</script:module>
</file>

<file path=Basic/VBAProject/Modulo1.xml><?xml version="1.0" encoding="utf-8"?>
<!DOCTYPE module  PUBLIC '-//OpenOffice.org//DTD OfficeDocument 1.0//EN'  'module.dtd'>
<script:module xmlns:script="http://openoffice.org/2000/script" script:name="Modulo1" script:language="StarBasic" script:moduleType="normal">Rem Attribute VBA_ModuleType=VBAModule
Option VBASupport 1
Sub combination_composer()
'
' combination_composer Macro
'

'

primariga = ActiveCell.Row
primaColonna = ActiveCell.Column
Selection.End(xlToRight).Select
ultimaColonna = Selection.Column
totColonne = ultimaColonna - primaColonna
Dim totCombinazioni As Long
totCombinazioni = 1

Dim ultimeRighe() As Integer
Dim rigaCorrente() As Integer
Dim combinazione() As String
Dim risultati() As String
ReDim ultimeRighe(totColonne)
ReDim rigaCorrente(totColonne)
ReDim combinazione(totColonne)

i = 0

For j = primaColonna To ultimaColonna
    Cells(primariga, j).Select
    Selection.End(xlDown).Select
    ultimeRighe(i) = Selection.Row
    totCombinazioni = totCombinazioni * (ultimeRighe(i) - primariga + 1)
    i = i + 1
Next j

ReDim risultati(totCombinazioni)

For j = 0 To totColonne
    rigaCorrente(j) = primariga
Next j

looping = True
i = rigaCorrente(0)

Dim stringa As String
n = 0

Do While looping
    For j = 0 To totColonne
        stringa = stringa &amp; " " &amp; Cells(rigaCorrente(j), primaColonna + j).Value
    Next j
    risultati(n) = stringa
    n = n + 1
    stringa = ""
    added = False
    rigaCorrente(totColonne) = rigaCorrente(totColonne) + 1
    For k = totColonne To 0 Step -1
        If rigaCorrente(0) &gt; ultimeRighe(0) Then Exit For
        
        
        If rigaCorrente(k) &gt; ultimeRighe(k) Then
            rigaCorrente(k) = primariga
            rigaCorrente(k - 1) = rigaCorrente(k - 1) + 1
        End If
    
    Next k
        
    If rigaCorrente(0) &gt; ultimeRighe(0) Then looping = False
Loop

Dim WS As Worksheet
Set WS = Sheets.Add
For i = 1 To totCombinazioni
    Cells(i, 1).Value = risultati(i - 1)
Next i
End Sub


</script:module>
</file>

<file path=Basic/VBAProject/Questa_cartella_di_lavoro.xml><?xml version="1.0" encoding="utf-8"?>
<!DOCTYPE module  PUBLIC '-//OpenOffice.org//DTD OfficeDocument 1.0//EN'  'module.dtd'>
<script:module xmlns:script="http://openoffice.org/2000/script" script:name="Questa_cartella_di_lavoro" script:language="StarBasic" script:moduleType="document">Rem Attribute VBA_ModuleType=VBADocumentModule
Option VBASupport 1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oglio1"/>
  <library:element library:name="Modulo1"/>
  <library:element library:name="Questa_cartella_di_lavo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